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6e30f"/>
    </style:style>
    <style:style style:name="P2" style:family="paragraph" style:parent-style-name="Text_20_body">
      <style:text-properties officeooo:paragraph-rsid="000bd0e1"/>
    </style:style>
    <style:style style:name="P3" style:family="paragraph" style:parent-style-name="Text_20_body">
      <style:text-properties officeooo:paragraph-rsid="000cd978"/>
    </style:style>
    <style:style style:name="P4" style:family="paragraph" style:parent-style-name="Text_20_body">
      <style:text-properties officeooo:paragraph-rsid="00104e68"/>
    </style:style>
    <style:style style:name="P5" style:family="paragraph" style:parent-style-name="Text_20_body">
      <style:text-properties officeooo:paragraph-rsid="0010a8e6"/>
    </style:style>
    <style:style style:name="P6" style:family="paragraph" style:parent-style-name="Text_20_body">
      <style:text-properties officeooo:paragraph-rsid="001387e7"/>
    </style:style>
    <style:style style:name="P7" style:family="paragraph" style:parent-style-name="Text_20_body">
      <style:text-properties officeooo:paragraph-rsid="00157aea"/>
    </style:style>
    <style:style style:name="P8" style:family="paragraph" style:parent-style-name="Text_20_body">
      <style:text-properties officeooo:rsid="0009f911" officeooo:paragraph-rsid="0009f911"/>
    </style:style>
    <style:style style:name="P9" style:family="paragraph" style:parent-style-name="Text_20_body">
      <style:text-properties officeooo:rsid="0018f29c" officeooo:paragraph-rsid="0018f29c"/>
    </style:style>
    <style:style style:name="P10" style:family="paragraph" style:parent-style-name="Text_20_body">
      <style:text-properties officeooo:rsid="002dbb33" officeooo:paragraph-rsid="002dbb33"/>
    </style:style>
    <style:style style:name="P11" style:family="paragraph" style:parent-style-name="Text_20_body">
      <style:text-properties officeooo:paragraph-rsid="00128300"/>
    </style:style>
    <style:style style:name="P12" style:family="paragraph" style:parent-style-name="Text_20_body">
      <style:text-properties officeooo:rsid="00300b41" officeooo:paragraph-rsid="00300b41"/>
    </style:style>
    <style:style style:name="P13" style:family="paragraph" style:parent-style-name="Text_20_body">
      <style:text-properties officeooo:paragraph-rsid="00142ed6"/>
    </style:style>
    <style:style style:name="P14" style:family="paragraph" style:parent-style-name="Text_20_body">
      <style:text-properties officeooo:rsid="0030fc32" officeooo:paragraph-rsid="0030fc32"/>
    </style:style>
    <style:style style:name="P15" style:family="paragraph" style:parent-style-name="Text_20_body">
      <style:text-properties officeooo:paragraph-rsid="0032a1e2"/>
    </style:style>
    <style:style style:name="P16" style:family="paragraph" style:parent-style-name="Text_20_body">
      <style:text-properties officeooo:rsid="0032a1e2" officeooo:paragraph-rsid="0032a1e2"/>
    </style:style>
    <style:style style:name="P17" style:family="paragraph" style:parent-style-name="Text_20_body">
      <style:text-properties officeooo:paragraph-rsid="00340c9d"/>
    </style:style>
    <style:style style:name="P18" style:family="paragraph" style:parent-style-name="Text_20_body">
      <style:text-properties officeooo:paragraph-rsid="0035087f"/>
    </style:style>
    <style:style style:name="P19" style:family="paragraph" style:parent-style-name="Text_20_body">
      <style:text-properties officeooo:paragraph-rsid="00361daa"/>
    </style:style>
    <style:style style:name="P20" style:family="paragraph" style:parent-style-name="Text_20_body">
      <style:text-properties officeooo:paragraph-rsid="0037ff33"/>
    </style:style>
    <style:style style:name="P21" style:family="paragraph" style:parent-style-name="Text_20_body">
      <style:text-properties officeooo:paragraph-rsid="003c9d2a"/>
    </style:style>
    <style:style style:name="P22" style:family="paragraph" style:parent-style-name="Text_20_body">
      <style:text-properties officeooo:rsid="003c9d2a" officeooo:paragraph-rsid="003c9d2a"/>
    </style:style>
    <style:style style:name="P23" style:family="paragraph" style:parent-style-name="Text_20_body">
      <style:text-properties officeooo:paragraph-rsid="00408f2f"/>
    </style:style>
    <style:style style:name="P24" style:family="paragraph" style:parent-style-name="Text_20_body">
      <style:text-properties officeooo:paragraph-rsid="004258ce"/>
    </style:style>
    <style:style style:name="P25" style:family="paragraph" style:parent-style-name="Text_20_body">
      <style:text-properties officeooo:paragraph-rsid="00433547"/>
    </style:style>
    <style:style style:name="P26" style:family="paragraph" style:parent-style-name="Text_20_body">
      <style:text-properties officeooo:rsid="001e88d1" officeooo:paragraph-rsid="004545e3"/>
    </style:style>
    <style:style style:name="P27" style:family="paragraph" style:parent-style-name="Text_20_body">
      <style:text-properties officeooo:paragraph-rsid="00441267"/>
    </style:style>
    <style:style style:name="P28" style:family="paragraph" style:parent-style-name="Text_20_body">
      <style:text-properties officeooo:paragraph-rsid="00464300"/>
    </style:style>
    <style:style style:name="P29" style:family="paragraph" style:parent-style-name="Heading_20_1">
      <style:text-properties officeooo:rsid="0037ff33" officeooo:paragraph-rsid="0006e30f"/>
    </style:style>
    <style:style style:name="P30" style:family="paragraph" style:parent-style-name="Heading_20_2">
      <style:paragraph-properties fo:break-before="page"/>
    </style:style>
    <style:style style:name="P31" style:family="paragraph" style:parent-style-name="Text_20_body" style:list-style-name="L1"/>
    <style:style style:name="P32" style:family="paragraph" style:parent-style-name="Text_20_body" style:list-style-name="L1">
      <style:paragraph-properties fo:margin-top="0in" fo:margin-bottom="0in" style:contextual-spacing="false"/>
    </style:style>
    <style:style style:name="T1" style:family="text">
      <style:text-properties officeooo:rsid="0006e30f"/>
    </style:style>
    <style:style style:name="T2" style:family="text">
      <style:text-properties officeooo:rsid="00074280"/>
    </style:style>
    <style:style style:name="T3" style:family="text">
      <style:text-properties officeooo:rsid="0008abb9"/>
    </style:style>
    <style:style style:name="T4" style:family="text">
      <style:text-properties officeooo:rsid="000bd0e1"/>
    </style:style>
    <style:style style:name="T5" style:family="text">
      <style:text-properties officeooo:rsid="000c2f48"/>
    </style:style>
    <style:style style:name="T6" style:family="text">
      <style:text-properties officeooo:rsid="000cd978"/>
    </style:style>
    <style:style style:name="T7" style:family="text">
      <style:text-properties officeooo:rsid="000e59bb"/>
    </style:style>
    <style:style style:name="T8" style:family="text">
      <style:text-properties officeooo:rsid="0010a8e6"/>
    </style:style>
    <style:style style:name="T9" style:family="text">
      <style:text-properties officeooo:rsid="001387e7"/>
    </style:style>
    <style:style style:name="T10" style:family="text">
      <style:text-properties officeooo:rsid="0013c96a"/>
    </style:style>
    <style:style style:name="T11" style:family="text">
      <style:text-properties officeooo:rsid="00142ed6"/>
    </style:style>
    <style:style style:name="T12" style:family="text">
      <style:text-properties officeooo:rsid="00157aea"/>
    </style:style>
    <style:style style:name="T13" style:family="text">
      <style:text-properties officeooo:rsid="00162902"/>
    </style:style>
    <style:style style:name="T14" style:family="text">
      <style:text-properties officeooo:rsid="0017acb0"/>
    </style:style>
    <style:style style:name="T15" style:family="text">
      <style:text-properties officeooo:rsid="0019f591"/>
    </style:style>
    <style:style style:name="T16" style:family="text">
      <style:text-properties officeooo:rsid="001bd73c"/>
    </style:style>
    <style:style style:name="T17" style:family="text">
      <style:text-properties officeooo:rsid="00201656"/>
    </style:style>
    <style:style style:name="T18" style:family="text">
      <style:text-properties officeooo:rsid="0023ac33"/>
    </style:style>
    <style:style style:name="T19" style:family="text">
      <style:text-properties officeooo:rsid="0024affd"/>
    </style:style>
    <style:style style:name="T20" style:family="text">
      <style:text-properties officeooo:rsid="00263b52"/>
    </style:style>
    <style:style style:name="T21" style:family="text">
      <style:text-properties officeooo:rsid="0027a24d"/>
    </style:style>
    <style:style style:name="T22" style:family="text">
      <style:text-properties officeooo:rsid="00287385"/>
    </style:style>
    <style:style style:name="T23" style:family="text">
      <style:text-properties officeooo:rsid="0029bcd1"/>
    </style:style>
    <style:style style:name="T24" style:family="text">
      <style:text-properties officeooo:rsid="002a8995"/>
    </style:style>
    <style:style style:name="T25" style:family="text">
      <style:text-properties officeooo:rsid="002c640a"/>
    </style:style>
    <style:style style:name="T26" style:family="text">
      <style:text-properties officeooo:rsid="002c717c"/>
    </style:style>
    <style:style style:name="T27" style:family="text">
      <style:text-properties officeooo:rsid="002f4a89"/>
    </style:style>
    <style:style style:name="T28" style:family="text">
      <style:text-properties officeooo:rsid="002f4b67"/>
    </style:style>
    <style:style style:name="T29" style:family="text">
      <style:text-properties officeooo:rsid="002f977a"/>
    </style:style>
    <style:style style:name="T30" style:family="text">
      <style:text-properties officeooo:rsid="00340c9d"/>
    </style:style>
    <style:style style:name="T31" style:family="text">
      <style:text-properties officeooo:rsid="0035087f"/>
    </style:style>
    <style:style style:name="T32" style:family="text">
      <style:text-properties officeooo:rsid="00361daa"/>
    </style:style>
    <style:style style:name="T33" style:family="text">
      <style:text-properties officeooo:rsid="0037ff33"/>
    </style:style>
    <style:style style:name="T34" style:family="text">
      <style:text-properties officeooo:rsid="0039052e"/>
    </style:style>
    <style:style style:name="T35" style:family="text">
      <style:text-properties officeooo:rsid="003b3e88"/>
    </style:style>
    <style:style style:name="T36" style:family="text">
      <style:text-properties officeooo:rsid="003c9d2a"/>
    </style:style>
    <style:style style:name="T37" style:family="text">
      <style:text-properties officeooo:rsid="003e4551"/>
    </style:style>
    <style:style style:name="T38" style:family="text">
      <style:text-properties officeooo:rsid="003fee22"/>
    </style:style>
    <style:style style:name="T39" style:family="text">
      <style:text-properties officeooo:rsid="0015bc9c"/>
    </style:style>
    <style:style style:name="T40" style:family="text">
      <style:text-properties officeooo:rsid="00408f2f"/>
    </style:style>
    <style:style style:name="T41" style:family="text">
      <style:text-properties officeooo:rsid="001aa6bc"/>
    </style:style>
    <style:style style:name="T42" style:family="text">
      <style:text-properties officeooo:rsid="004258ce"/>
    </style:style>
    <style:style style:name="T43" style:family="text">
      <style:text-properties officeooo:rsid="00433547"/>
    </style:style>
    <style:style style:name="T44" style:family="text">
      <style:text-properties officeooo:rsid="001864c6"/>
    </style:style>
    <style:style style:name="T45" style:family="text">
      <style:text-properties officeooo:rsid="0020aa9d"/>
    </style:style>
    <style:style style:name="T46" style:family="text">
      <style:text-properties officeooo:rsid="002cd4f5"/>
    </style:style>
    <style:style style:name="T47" style:family="text">
      <style:text-properties officeooo:rsid="002cd624"/>
    </style:style>
    <style:style style:name="T48" style:family="text">
      <style:text-properties officeooo:rsid="0063a028"/>
    </style:style>
    <style:style style:name="T49" style:family="text">
      <style:text-properties officeooo:rsid="00441267"/>
    </style:style>
    <style:style style:name="T50" style:family="text">
      <style:text-properties officeooo:rsid="004545e3"/>
    </style:style>
    <style:style style:name="T51" style:family="text">
      <style:text-properties officeooo:rsid="00464300"/>
    </style:style>
    <style:style style:name="T52" style:family="text">
      <style:text-properties officeooo:rsid="00464df9"/>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Jen buď EPIC</text:h>
      <text:p text:style-name="Text_20_body"><text:bookmark text:name="user-content-jen-buď-epic"/>2025/12</text:p>
      <text:p text:style-name="Text_20_body">Kompetitivní hra o boji s příšerami pro 2 - 4 hráče.</text:p>
      <text:p text:style-name="Text_20_body">Přišel jsi do kraje, protože tě lidé potřebují. Každý tvůj krok je epickým bojem s příšerami. Místní si i po letech budou šeptat, jak jsi prošel jejich životy. Ale nejsi tu sám. Budeš ty ten, komu nakonec postaví i sochu? Kdo z vás je přece jenom nejvíc EPIC?</text:p>
      <text:h text:style-name="Heading_20_2" text:outline-level="2">Myšlenka hry</text:h>
      <text:p text:style-name="Text_20_body"><text:bookmark text:name="user-content-myšlenka-hry"/>Hrdinové se střídají v tazích. Karty artefaktů a legendárních zbraní se ti na ruce míhají jedna za druhou. Posouváš svou figurku po mapě a čistíš krajinu od příšer. Tahy jsou rychlé, ale promyšlené. Bojem a plněním úkolů získáváš body slávy a až dosáhneš cíleného množství, vyhraješ.</text:p>
      <text:p text:style-name="Text_20_body">[náčrtek: CO JE VE HŘE]</text:p>
      <text:h text:style-name="Heading_20_2" text:outline-level="2">Herní prvky – na ruce</text:h>
      <text:p text:style-name="Text_20_body"><text:bookmark text:name="user-content-herní-prvky--na-ruce"/>Držíš na ruce karty - svůj majetek. Na ruce můžeš mít karty zbraní, karty artefaktů, karty úkolů. Všechny karty na ruce jsou určené k zahrání a přinesou ti užitek, až když je použiješ. Všechny jsou tajné a nikomu je neukazuj, pokud ti to pravidla vyloženě nenařídí.</text:p>
      <text:p text:style-name="Text_20_body">[tabulka: ZADNÍ STRANY KARET]</text:p>
      <text:h text:style-name="Heading_20_2" text:outline-level="2">Herní prvky – na stole</text:h>
      <text:p text:style-name="Text_20_body"><text:bookmark text:name="user-content-herní-prvky--na-stole"/>Před sebou máš hromádku žetonů slávy, karet splněných úkolů a trofejí. Počet žetonů slávy a karet splněných úkolů dává dohromady tvé skóre. Trofeje jsou žetonky příšer, které jsi v nedávné době porazil. Jsou důležité k plnění některých úkolů.</text:p>
      <text:h text:style-name="Heading_20_2" text:outline-level="2">Herní prvky – mapa</text:h>
      <text:p text:style-name="Text_20_body"><text:bookmark text:name="user-content-herní-prvky--mapa"/>Mezi vámi je vyskládaná mapa a na ní stojí vaše figurky a leží žetony příšer a žetony slávy. Vše, co je na mapě, je veřejné, aby ste viděli, kde kdo stojí a jaké příšery jsou v jeho okolí. Žetony slávy na mapě ještě nikdo nevlastní a jsou tam pro toho, kdo je získá jako první.</text:p>
      <text:h text:style-name="Heading_20_2" text:outline-level="2">Herní prvky – nabídka</text:h>
      <text:p text:style-name="Text_20_body"><text:bookmark text:name="user-content-herní-prvky--nabídka"/>Vedle mapy jsou lízací hromádky karet. Jsou tu čtyři druhy zbraní: kopí, palic, mečů a luků. A pak úkoly a artefakty. Jsou všechny zamíchané a dané lícem dolů, poznají se podle rozdílné zadní strany karet. Dál jsou tu lícem nahoru otočené tři karty současných úkolů a odhazovací hromádka všech použitých karet.</text:p>
      <text:h text:style-name="Heading_20_2" text:outline-level="2"><text:soft-page-break/>Herní prvky – zbylé žetony</text:h>
      <text:p text:style-name="Text_20_body"><text:bookmark text:name="user-content-herní-prvky--zbylé-žetony"/>Nepoužité žetony příšer jsou vedle desky v losovacím váčku a čekají, až přijde jejich chvíle. Zbylé žetony slávy jsou vedle hrací desky na hromádce a čekají, pokud náhodou nebudou potřeba.</text:p>
      <text:h text:style-name="Heading_20_2" text:outline-level="2">Od zbraně k příšeře</text:h>
      <text:p text:style-name="Text_20_body"><text:bookmark text:name="user-content-od-zbraně-k-příšeře"/>Ve hře EPIC jde každá příšera porazit konkrétní zbraní. Stejně jako na každé zvíře je kopí, tak na každého nemrtvého je palice. Nemusíš si to pamatovat, je to na rubu karet zbraní. Pátou zbraní jsou bomby. Ty působí na všechny příšery bez rozdílu.</text:p>
      <text:p text:style-name="Text_20_body">[tabulka: ZBRAŇ - Z_SYMBOL - P_SYMBOL - PŘÍŠERA]</text:p>
      <text:p text:style-name="Text_20_body">X: Na líci každé líznuté zbraně také vidíš, na kterou příšeru bude fungovat.</text:p>
      <text:p text:style-name="Text_20_body">X: Zbraně jsou v každém balíčku namíchané. Když lízneš zbraň z balíčku luků, nemusí to být nutně luk ale často by měl být.</text:p>
      <text:p text:style-name="Text_20_body">[obrázek: JAK VYPADÁ KARTA, NORMÁLNÍ VS S KOUZLEM VS BOMBA]</text:p>
      <text:h text:style-name="Heading_20_2" text:outline-level="2">Příprava hry</text:h>
      <text:p text:style-name="Text_20_body"><text:bookmark text:name="user-content-příprava-hry"/>Vyberte začínajícího hrdinu. Bude mít oproti ostatním malou výhodu. Hraje se po směru hodinových ručiček, takže hrdina napravo od začínajícího bude každé kolo hrát poslední. Je odteď velitelem mapy. Na začátku hry tento velitel doprostřed stolu postaví mapu. Tady je pár možných tvarů, jeden si teď vyberte.</text:p>
      <text:p text:style-name="Text_20_body">[tabulka: TVARY MAPY + vysvětlivky]</text:p>
      <text:p text:style-name="Text_20_body">[tabulka: ZÁKLADNÍ A SPECIÁLNÍ DÍLKY MAPY]</text:p>
      <text:p text:style-name="Text_20_body">Veliteli; Vezmi 5 speciálních dílků (hrad, skály a starty) a dej si je stranou a zbytek dílků zamíchej a postav z nich vybraný tvar. U speciálních dílků je jedno, jak jsou otočené, a u všech ostatních platí, že mají být otočené náhodně. Podívej se, jak jsou umístěné na mapě hory, jestli náhodou není nějaké políčko úplně odříznuté od světa. Pokud ano, tak otoč minimum dílků tak, aby se to napravilo. Ty vyber které a jak otočit. Tím tvá zodpovědnost končí.</text:p>
      <text:p text:style-name="Text_20_body">X: Hru připravujete všichni spolu, ale o mapě rozhoduje velitel mapy.</text:p>
      <text:p text:style-name="Text_20_body">Dál tahejte z váčku náhodně příšery. Na každé políčko vylosujte jednu. Výjimkou je hrad, kde mají být příšery dvě. A políčka, co příšeru nemají, což je start, vesnice a teleport. Na každou příšeru dej žetonek slávy.</text:p>
      <text:p text:style-name="Text_20_body">[tabulka: SYMBOLY NA DÍLKÁCH MAPY]</text:p>
      <text:p text:style-name="Text_20_body">Zbylé příšery vrať do váčku a zbylé žetony slávy dej na hromádku vedle mapy. Pak připrav všech šest lízacích hromádek karet: kopí, palice, meče, luky, artefakty i úkoly.</text:p>
      <text:p text:style-name="Text_20_body">Každému hrdinovi vylosuj kartu vysněného povolání a dej mu katu úsvitu legendy. Od začínajícího hrdiny si každý vybere, na kterém ze startů chce začínat. Vybírej podle toho, kde se lépe chodí, je méně skal, bohatší nabídka příšer a menší tlačenice ostatních hrdinů.</text:p>
      <text:p text:style-name="Text_20_body">X: Ano, můžete klidně začínat všichni na stejném startu.</text:p>
      <text:p text:style-name="Text_20_body"><text:soft-page-break/>Pozor, následuje výběr počátečních zbraní. Špatný výběr zbraně ti může ztížit start hry. Nejdřív si přečti, jak se zbraně používají, viz "Tah hrdiny" a pak teprve pokračuj v přípravě hry.</text:p>
      <text:p text:style-name="Text_20_body">H: Cesta za slávou je trnitá. Že luk na kostlivce nefunguje, už teď snad víš.</text:p>
      <text:p text:style-name="Text_20_body">Každýmu hrdinovi, počínaje začínajícím, vylosuj soukromý úkol a jednu kartu artefaktu. A teď si lízne své dvě počáteční zbraně. Na políčku start si můžeš líznout z kterých hromádek chceš, je to jen na tobě.</text:p>
      <text:p text:style-name="Text_20_body">[obrázek: UKÁZKOVÁ POČÁTEČNÍ RUKA]</text:p>
      <text:p text:style-name="Text_20_body">Nakonec otoč a vylož tři karty úkolů, co budou od začátku ve veřejné nabídce, a hra může začít.</text:p>
      <text:h text:style-name="Heading_20_2" text:outline-level="2">Tah jednoho hrdiny</text:h>
      <text:p text:style-name="Text_20_body"><text:bookmark text:name="user-content-tah-jednoho-hrdiny"/>Jednoduše řečeno, na začátku svého tahu se podívej na zbraně na své ruce a na příšery ve svém těsném okolí. Najdeš příšeru, na kterou máš na ruce zbraň. Ideálně si vyber nějakou, co má na sobě ještě žeton slávy. Třeba držíš kladivo a na sousedním políčku vidíš žlutou příšeru, nemrtvého. Kartu zbraně odhoď, posuň se na políčko s vybranou příšerou. Příšeru tím poraž, vezmi si její žeton slávy a přidej si ho před sebe na svou hromádku. Žeton poražené příšery si přidej mezi své trofeje. Pak se podívej na symboly zbraní, které jsou nakreslené na tvém novém políčku mapy, vyber si, která z nabízených zbraní se ti hodí víc, třeba luk, a tak si z hromádky luků lízni novou zbraň na příští kolo. Pak se podívej na své úkoly a co můžeš splnit splň. Doplň úkoly, co jsou na výběr pro dalšího hrdinu, a tím tvůj tah končí... Vyhrál jsi? Skoro ale ještě ne? Tak hraje další hrdina.</text:p>
      <text:p text:style-name="Text_20_body">[diagram: FÁZE TAHU JEDNOHO HRÁČE]</text:p>
      <text:h text:style-name="Heading_20_2" text:outline-level="2">A1 - Fáze pohybu</text:h>
      <text:p text:style-name="Text_20_body"><text:bookmark text:name="user-content-a1---fáze-pohybu"/>První fáze tvého tahu je pohyb. Přesuň figurku podle pravidel po mapě. Pokud se pohybuješ, pak musíš zahodit zbraň nezávisle na tom, jestli ji použiješ na příšeru nebo jen na sekání trávy. Také nemůžeš přijít na políčko, nebo přes něj projít, aniž bys na něm porazil příšeru, pokud tam nějaká je.</text:p>
      <text:p text:style-name="Text_20_body">H: Naběhl jsi tam a mlátil tím kladivem kolem sebe, až se rozbilo. Nikdo tam nebyl, tak tomu říkejme trénink, ano?</text:p>
      <text:p text:style-name="Text_20_body">X: Ostatní hrdinové tě v pohybu nijak neomezují. Klidně s nima buď na stejném poli.</text:p>
      <text:p text:style-name="Text_20_body">V základu jdeš <text:span text:style-name="T52">s figurkou </text:span>o jedno políčko vodorovně nebo svisle. V cestě ti nesmí stát hřeben hor, to je vždy nepřekonatelná překážka, pokud tedy nepoužiješ kouzlo letu, viz "Používání kouzel". Pokud je na políčku příšera, můžeš na něj vstoupit pouze pokud máš vhodnou zbraň, abys ji porazil, viz "Od zbraně k příšeře". Může se ale stát, že tam žádná příšera není. Buď proto, že je to políčko přirozeně bez příšery, tedy vesnice nebo start, a nebo proto, že už tam nedávno nějaký hrdina prošel a z příšery je trofej. Pak na to políčko také můžeš jít ale pořád musíš zahodit zbraň. Ale je na tobě kterou.</text:p>
      <text:p text:style-name="Text_20_body">[tabulka: SKÁLA, HŘEBEN HOR, TELEPORT]</text:p>
      <text:p text:style-name="Text_20_body"><text:span text:style-name="Strong_20_Emphasis"/></text:p>
      <text:p text:style-name="Text_20_body"><text:soft-page-break/><text:span text:style-name="Strong_20_Emphasis">Políčko teleport</text:span> je výjimečné. Na něm nemůžeš stát a nikdy na něm není žádná příšera. Když na něj vstoupíš, okamžitě vystoupíš na libovolné políčko sousedící s kterýmkoliv teleportem na mapě. Ovšem musíš pořád mít a odevzdat zbraň, jako při normálním pohybu po mapě. I tady nesmíš jít přes hřebeny hor.</text:p>
      <text:p text:style-name="Text_20_body">X: Stále není dovoleno zůstat při pohybu na stejném políčku mapy. Nemůžeš tedy vstoupit do teleportu a vystoupit zase zpět na stejné pole.</text:p>
      <text:p text:style-name="Text_20_body">[obrázek: KROK TELEPORTEM]</text:p>
      <text:p text:style-name="Text_20_body">H: Skoro to vypadá jako by tvým největším nepřítelem byly hory. S tím batohem co táhneš? Vlastně se není čemu divit.</text:p>
      <text:p text:style-name="Text_20_body"><text:span text:style-name="Strong_20_Emphasis">Políčko skála</text:span> je také výjimečné. Přes něj se prostě chodit nedá. Nijak.</text:p>
      <text:p text:style-name="Text_20_body">H: Tady někde žije hodně velký drak.</text:p>
      <text:p text:style-name="Text_20_body"><text:span text:style-name="Strong_20_Emphasis">Políčko hrad</text:span> se tyčí nad okolní krajinou. Prastará zřícenina, na které straší hned dvě příšery zároveň. Zlikviduj je, a čeká tě dva žetony slávy najednou. Ale, potřebuješ porazit obě příšery naráz. Nejde porazit jen jednu, musí se porazit společně.</text:p>
      <text:p text:style-name="Text_20_body">X: To znamená že na hrad můžeš pouze pokud máš zbraně na poražení obou příšer co tam jsou. Je dovolené použít na každou zbraň kouzlo. Ale není to povinné. Na tomhle políčku jsou příšery u sebe, takže s nima budeš bojovat s oběma i kdybys kouzla žádná nepoužil.</text:p>
      <text:p text:style-name="Text_20_body">X: Je běžné použít jednu zbraň s kouzlem tvrdosti a nebo dvě různé zbraně.</text:p>
      <text:p text:style-name="Text_20_body">H: Místní už si o tobě už začínají šeptat.</text:p>
      <text:h text:style-name="Heading_20_2" text:outline-level="2">A2 - Fáze odpočinku (v pokoji)</text:h>
      <text:p text:style-name="Text_20_body"><text:bookmark text:name="user-content-a2---fáze-odpočinku-v-pokoji"/>Pokud se nemůžeš nebo nechceš pohnout, odpočíváš (v pokoji). Povinně zahoď z ruky všechny své zbylé zbraně. Odpočívej kde jsi, a nebo se přesuň na libovolné políčko start. S tebou odpočívají i příšery, takže se teď doplňí žetony příšer na mapu.</text:p>
      <text:p text:style-name="Text_20_body">H: Dobrý důvod k odpočinku je například, když ti jiní ukradnou všechny zbraně.</text:p>
      <text:p text:style-name="Text_20_body">H: Když odpočívá hrdina, odpočívají i příšery.</text:p>
      <text:p text:style-name="Text_20_body">X: Odpočívat můžeš i dobrovolně.</text:p>
      <text:p text:style-name="Text_20_body">Teď na všechna pole mapy (ne na hrad start, vesnici, teleport či skálu a také ne nikam kde stojí nějaký hrdina) doplň z váčku příšer nové náhodně vylosované žetony. Losování dělá za odměnu odpočívající hrdina, ale můžeš to delegovat, pokud je ti ochotný někdo pomoct. Ale už na nové příšery nedávej nové body slávy.</text:p>
      <text:p text:style-name="Text_20_body">H: O nových příšerách ještě místní nevědí, takže za ně žádná sláva nebude.</text:p>
      <text:p text:style-name="Text_20_body">H: Na hradě si to už vymlátil. Teď se tam příšery bojí.</text:p>
      <text:p text:style-name="Text_20_body">H: Pokud chceš aby nové příšery vylezly z úkrytů, musíš být chvíli opravdu, ale opravdu potichu.</text:p>
      <text:p text:style-name="Text_20_body">X: Nikdy nedávej nové příšery na hrad, start, vesnici, skálu nebo teleport.</text:p>
      <text:p text:style-name="Text_20_body">X: Nikdy nedávej novou příšeru na pole kde stojí nějaký hrdina.</text:p>
      <text:h text:style-name="Heading_20_2" text:outline-level="2"><text:soft-page-break/>B - Fáze nákupu (byl si ve vesnici?)</text:h>
      <text:p text:style-name="Text_20_body"><text:bookmark text:name="user-content-b---fáze-nákupu-byl-si-ve-vesnici"/>Ať už se pohybuješ nebo odpočíváš, pokud jsi přišel do vesnice, prošel přes vesnici nebo odpočíváš ve vesnici, tak tam teď můžeš nakoupit. Nakupují se tam karty artefaktů a úkolů.</text:p>
      <text:p text:style-name="Text_20_body">H: Jsou i tací, co při odchodu z vesnice zjistí, že se jim tam odtud vlastně zas tak moc nechce a daší den si tam v hostinci odpočinou.</text:p>
      <text:p text:style-name="Text_20_body">H: Za poflakování po hospodách sláva není, jsi hrdina a ne bard. Zatu se tu dají doplnit zásoby.</text:p>
      <text:p text:style-name="Text_20_body">H: A hele, vývěska "hledá se hrdina". Tenhle letáček ostatní vidět nemusí, vezmu si ho, děkuji.</text:p>
      <text:p text:style-name="Text_20_body">X: Když máš dvě zbraně a kouzlo zuřivosti. Můžeš vesnicí i jen proběhnout a přesto nakoupit stihneš.</text:p>
      <text:p text:style-name="Text_20_body">X: Zato když tě sem v noci někdo teleportuje kouzlem záměny a ty jen ráno sebereš svůj ranec a utečeš, nakoupit už nestihneš.</text:p>
      <text:p text:style-name="Text_20_body">Můžeš udělat následující věci, klidně všechny tři.</text:p>
      <text:list xml:id="list3206288965" text:style-name="L1">
        <text:list-item>
          <text:p text:style-name="P32">Lízni si novou kartu artefaktu. </text:p>
        </text:list-item>
        <text:list-item>
          <text:p text:style-name="P32">Jednu kartu z vyložené nabídky úkolů zahoď na odhazovací balíček. </text:p>
        </text:list-item>
        <text:list-item>
          <text:p text:style-name="P31">Jednu kartu z vyložené nabídky úkolů, nebo novou náhodnou si vezmi na ruku jako svůj další soukromý úkol. </text:p>
        </text:list-item>
      </text:list>
      <text:p text:style-name="Text_20_body">X: Z veřejné nabídky můžeš tedy odstranit až dvě karty úkolů.</text:p>
      <text:p text:style-name="Text_20_body">X: Na počet artefaktů ani karet úkolů v ruce není žádný limit, můžeš jich mít, kolik chceš.</text:p>
      <text:h text:style-name="Heading_20_2" text:outline-level="2">C - Fáze dolízání karet zbraní</text:h>
      <text:p text:style-name="Text_20_body"><text:bookmark text:name="user-content-c---fáze-dolízání-karet-zbraní"/>Teď si dolízni nové zbraně. Vždy tak, abys měl na ruce pro příští kolo zbraně dvě. První zbraň ber z hromádky zbraní podle pravidla políčka mapy. Zbraně, co jsou na výběr, jsou na políčku přímo nakreslené. Pokud ti chybí i druhá zbraň, tak si ji lízni z libovolné hromádky zbraní bez omezení.</text:p>
      <text:p text:style-name="Text_20_body">[tabulka DRUHŮ POLÍČEK]</text:p>
      <text:p text:style-name="Text_20_body">Pokud jsi na políčku start, hrad nebo vesnice, tak tam žádné omezení na zbraně není. Případné kouzlo krádeže ti umožňuje tu jednu zbraň, na kterou se vztahuje omezení pole, místo z lízací hromádky vzít z ruky libovolného hrdiny, viz "Používání kouzel".</text:p>
      <text:p text:style-name="Text_20_body">Teď také zahoď nadbytečné trofeje. Pozor, jsou potřeba k plněním úkolů, zvaž které se ti ještě budou hodit a které už ne. Na konci každého tahu ti můžou zůstat jen tři trofeje, ale můžeš si vybrat které. Trofeje se získávají poražením příšery, viz "A1 - Fáze pohybu" a jsou potřeba k plnění úkolů, viz "O úkolech".</text:p>
      <text:p text:style-name="Text_20_body">H: Nikdo sebou netahá všechno a nikoho nezajímá, co jsi zapíchnul před půl rokem.</text:p>
      <text:h text:style-name="Heading_20_2" text:outline-level="2">D - Fáze plnění úkolů</text:h>
      <text:p text:style-name="Text_20_body"><text:bookmark text:name="user-content-d---fáze-plnění-úkolů"/>Teď, když máš akci za sebou, podívej se na nabízené úkoly a vyhodnoť, zda jsi něco splnil. Můžeš najednou splnit kolik úkolů chceš. Ale na výběr máš jen z veřejné nabídky, z tvých soukromých úkolů na ruce, tvého vysněného povolání a karty úsvitu legendy. Každý splněný úkol vylož před <text:soft-page-break/>sebe. Má stejnou hodnotu jako žeton slávy. Když vyložíš své splněné úkoly, doplň z lízací hromádky nabídku veřejných úkolů pro dalšího hrdinu, aby v ní měl zase tři. Tím tvůj tah zkončil.</text:p>
      <text:p text:style-name="Text_20_body">X: Můžeš opravdu splnit jen ty co si měl v nabídce ty. Že je ten nový co si otočil dalšímu hrdinovi super? Smůla. Tvůj už není.</text:p>
      <text:p text:style-name="Text_20_body"><text:span text:style-name="Strong_20_Emphasis">Vysněné povolání.</text:span> Pro splnění tohohle speciálního úkolu musíš mít na ruce po dolízání zbraní právě ty dvě vysněné zbraně nakreslené na úkolu.</text:p>
      <text:p text:style-name="Text_20_body">H: Kladivo, to je panečku zbraň. Škoda že v okolí to je samý čaroděj a kladiva mi tu jsou k ničemu.</text:p>
      <text:p text:style-name="Text_20_body">X: Kartu povolání máš na ruce od začátku jen jednu a jinou mít do konce hry nebudeš.</text:p>
      <text:p text:style-name="Text_20_body"><text:span text:style-name="Strong_20_Emphasis">Úsvit legendy.</text:span> Tuto kartu vylož s první kartou úkolu, nebo povolání, kterou vyložíš z ruky.</text:p>
      <text:p text:style-name="Text_20_body"><text:span text:style-name="Strong_20_Emphasis">Úkoly s trofejemi.</text:span> Tyhle úkoly mají na sobě pouze symboly příšer v různých kombinacích. Pro splnění takového úkolu musíš mít u sebe ty vyobrazené trofeje. Buď dvě stejné, nebo tři různé. Trofeje pro splnění úkolu stačí mít, nikoliv odevzdat.</text:p>
      <text:p text:style-name="Text_20_body">X: Pro splnění úkolu "dvě trofeje zvířat" můžeš mít i jakoukoliv třetí trofej, to není na škodu.</text:p>
      <text:p text:style-name="Text_20_body"><text:span text:style-name="Strong_20_Emphasis">Úkoly poziční.</text:span> Tyhle úkoly mají na sobě kromě symbolu příšery i symbol hrdiny, popřípadě vesnice či horského hřebenu. Abys ho splnil, musíš stát na mapě a ve vodorovném či svislém směru tak, jak je na úkolu napsané.</text:p>
      <text:p text:style-name="Text_20_body">[tabulka: SPECIÁLNÍ SYMBOLY NA KARTÁCH ÚKOLŮ]</text:p>
      <text:p text:style-name="Text_20_body">X: Musíš stát na těsno, bez mezer, musíš hned sousedit.</text:p>
      <text:p text:style-name="Text_20_body">X: Musí to být na mapě celé vodorovně, nebo celé svisle, ne do zatáčky, ne po úhlopříčce.</text:p>
      <text:p text:style-name="Text_20_body">X: Nemůže mezi vámi překážet hřeben hor, nikdy.</text:p>
      <text:p text:style-name="Text_20_body">[tabulka: DOVOLENÉ A ZAKÁZANÉ PŘÍPADY]</text:p>
      <text:p text:style-name="Text_20_body">Pro úkol <text:span text:style-name="Strong_20_Emphasis">"stůj mezi"</text:span> potřebuješ stát mezi vyobrazenými příšerami.</text:p>
      <text:p text:style-name="Text_20_body">Pro úkol <text:span text:style-name="Strong_20_Emphasis">"stůj v řadě"</text:span> potřebuješ, aby v řadě od tebe stály vyobrazené příšery.</text:p>
      <text:p text:style-name="Text_20_body">Pro úkol <text:span text:style-name="Strong_20_Emphasis">"chraň vesnici"</text:span> potřebuješ mít po jedné straně vesnici a po druhé vyobrazenou příšeru. Nebo stát ve vesnici, která má vedle sebe vyobrazenou příšeru.</text:p>
      <text:p text:style-name="Text_20_body">Pro úkol <text:span text:style-name="Strong_20_Emphasis">"zažeň ke skále"</text:span> je potřeba, abys stál vedle příšery a těsně za ní byla skála nebo horský hřeben.</text:p>
      <text:p text:style-name="Text_20_body">X: Ještě jednou a naposledy ať to je naprosto jasné. Úkoly plníš až na konci kola, tvá pozice na mapě se také bere až ta na konci kola.</text:p>
      <text:h text:style-name="Heading_20_2" text:outline-level="2">E - Vítězství?</text:h>
      <text:p text:style-name="Text_20_body"><text:bookmark text:name="user-content-e---vítězství"/>Jakmile dosáhneš maximální slávy, ihned vyhráváš. Žádné dohrávání kola nebo podobné nesmysly. Kdo první, ten první. A kolik je maximální sláva? To záleží na tom kolik vás hraje.</text:p>
      <text:p text:style-name="Text_20_body">[tabulka POČET HRÁČŮ - BODY NA VÍTĚZSTVÍ 12-10-9]</text:p>
      <text:p text:style-name="Text_20_body">H: Je to jednoduché, čím víc vás po okolí pobíhá, tím míň slávy jednomu z vás stačí, aby vás už místní měli doopravdy dost.</text:p>
      <text:p text:style-name="Text_20_body"><text:soft-page-break/>EPIC není strategická hra na celý večer. Aby byla fér, musí se hrát víckrát, třeba na dvě vítězné hry. První hru začíná ten, koho určíte. Každou další pak ten, kdo hraje hned za tím, co předchozí hru vyhrál. První kdo vyhraje dvě hry vyhrál celý turnaj.</text:p>
      <text:p text:style-name="Text_20_body">Další možnost je hrát na trestné body, každý hrdina dostane tolik trestných bodů, kolik mu po hře chybělo bodů slávy k vítězství. A celý turnaj vyhraje ten, kdo má nakonec v součtu trestných bodů nejmíň.</text:p>
      <text:h text:style-name="Heading_20_2" text:outline-level="2">Kouzla</text:h>
      <text:p text:style-name="Text_20_body"><text:bookmark text:name="user-content-kouzla"/>Kouzla jsou buď přímo vázaná na zbraň, pak jsou nakreslená přímo na kartě zbraně a působí jen na tuto zbraň. A nebo kouzla volná, vázaná na kouzelný artefakt, pak jsou nakreslená na kartě artefaktu. Taková pak působí na tu zbraň, se kterou se ten artefakt použije. Kouzla se používají při pohybu po mapě, když použiješ zbraň, tak s ní můžeš, a nemusíš, použít i kouzlo. Žádné kouzlo není povinné a žádnou zbraň nejde použít s víc jak jedním kouzlem a žádné kouzlo na konkrétní zbrani nejde přenést na jinou zbraň. Kouzla mění pravidla pohybu po mapě. Pokud používáš se zbraní kouzlo z artefaktu, jednoduše zahodíš na odhazovací hromádku i zbraň i artefakt.</text:p>
      <text:p text:style-name="Text_20_body">[obrázek: UKÁZKA ZBRANĚ S KOUZLEM A ARTEFAKTU]</text:p>
      <text:p text:style-name="Text_20_body">X: Ano, zbraň, která na sobě má kouzlo, lze použít, jako by žádné neměla.</text:p>
      <text:p text:style-name="Text_20_body">X: Ano, i na zbraň, která na sobě má kouzlo, můžeš místo něj použít kouzlo z artefaktu. Kouzlo ze zbraně pak nemá žádný efekt.</text:p>
      <text:p text:style-name="Text_20_body">X: Ne, nemá žádný efekt. Nikdy. Jedna zbraň, jedno kouzlo. Víc fakt ne.</text:p>
      <text:p text:style-name="Text_20_body">X: Ano, jde i mlátit do trávy a přitom použít kouzlo ze zbraně.</text:p>
      <text:p text:style-name="Text_20_body">X: Ano, jde použít víc kouzel za kolo, pokud použiješ víc zbraní. Umíš z pravidel vyčíst, za jakých okolností se to může stát?</text:p>
      <text:p text:style-name="Text_20_body"><text:span text:style-name="Strong_20_Emphasis">Kouzlo tvrdosti</text:span> říká: "Zbraň použij, ale nezahoď". Jednoduše si zbraň nech. Pokud bylo kouzlo napsané na zbrani, polož zbraň před sebe na stůl, aby bylo jasné, že jsi z ní kouzlo už vyčerpal. Při příštím použití ji už budeš muset zahodit. Pokud to kouzlo bylo z artefaktu, jednoduše zahoď artefakt, ale zbraň si nech.</text:p>
      <text:p text:style-name="Text_20_body">X: Maximální počet zbraní na ruce je dvě. Nikdy víc. Ani s kouzlem tvrdosti. Prostě si kdyžtak lízat novou zbraň nebudeš.</text:p>
      <text:p text:style-name="Text_20_body"><text:span text:style-name="Strong_20_Emphasis">Kouzlo záměny</text:span> říká: "Prohoď se s jiným hrdinou." Tedy před tím, než touhle zbraní zaútočíš, prohoď se na mapě s někým jiným a zaútoč, jako bys stál na jeho původním poli mapy.</text:p>
      <text:p text:style-name="Text_20_body">X: Myslíš, že tímhle jde někoho dostat do pěkných potíží? To si piš. Prostě se prohodíte a v té díře kde si byl doteď ty, je odteď on.</text:p>
      <text:p text:style-name="Text_20_body">X: Ano, to znamená, že vedle jiného hráče musí být příšera, kterou touhle zbraní porazíš.</text:p>
      <text:p text:style-name="Text_20_body"><text:span text:style-name="Strong_20_Emphasis">Kouzlo vábení</text:span> říká: "Přilákej příšeru z jiného pole", nějakou co tahle zbraň umí porazit. Tedy vezmi příšeru z políčka kam útočíš a vyměň ji s libovolnou jinou příšerou na mapě. A zaútoč na tu novou příšeru, která teď najednou stojí vedle tebe.</text:p>
      <text:p text:style-name="Text_20_body">X: Pokud tam nějaká stála, vyměň jí s tou co sis vybral. Vábením nemůžeš vyrobit nové pole s dvěma příšerami.</text:p>
      <text:p text:style-name="Text_20_body"><text:soft-page-break/>X: Nemůžeš mečem s vábením přitáhnout démona, protože démona mečem nezapíchneš.</text:p>
      <text:p text:style-name="Text_20_body">X: Ano, s příšerami se přesouvají i jejich body slávy.</text:p>
      <text:p text:style-name="Text_20_body">X: Ano, jde přivábit i příšeru na původně prázdné pole.</text:p>
      <text:p text:style-name="Text_20_body">X: Ne, nemůžeš odvábit příšeru pryč a „zapíchnout“ místo ní prázdné políčko.</text:p>
      <text:p text:style-name="Text_20_body">X: Vábením můžeš prohodit i jednu z příšer na hradě.</text:p>
      <text:p text:style-name="Text_20_body"><text:span text:style-name="Strong_20_Emphasis">Kouzlo vzteku</text:span> říká: "Zaútoč hned i druhou zbraní". Vezmeš tedy tuhle zbraň, posuneš se po mapě a zlikviduješ s ní příšeru. A pak vezmeš svou druhou zbraň a s ní uděláš další krok po mapě a zlikviduješ druhou příšeru. Musíš tu druhou zbraň samozřejmě mít.</text:p>
      <text:p text:style-name="Text_20_body">H: Je k ničemu být zuřivý, když nemáš čím se teď ohánět.</text:p>
      <text:p text:style-name="Text_20_body">H: Viděl jsem jednu lučišnici jak zlikvidoval démona a pak vtrhla na hrad a vymlátila to ten samý den i tam, takže tři nula.</text:p>
      <text:p text:style-name="Text_20_body">X: Tohle kouzlo ti umožňuje použít víc zbraní za kolo, získat víc bodů slávy a posunout se dál po mapě.</text:p>
      <text:p text:style-name="Text_20_body">X: Zbraně dobíráš až potom, co dokončíš svůj pohyb. Během jednoho tahu si tedy musíš vystačit s tím, co máš.</text:p>
      <text:p text:style-name="Text_20_body">X: Abys mohl použít druhou zbraň, musíš nejprve použít tu první s kouzlem vzteku.</text:p>
      <text:p text:style-name="Text_20_body">X: Druhá zbraň může mít své vlastní kouzlo, které se na tu první už nevztahuje.</text:p>
      <text:p text:style-name="Text_20_body">X: Se zuřivostí jde vtrhnout po boji na hrad i z hradu po boji utéct na další pole mapy. Oboje v jednom kole už ale ne.</text:p>
      <text:p text:style-name="Text_20_body">X: Protože nikdy nemůžeš mít více než dvě zbraně, nemá smysl v jednom kole použít zuřivost podruhé.</text:p>
      <text:p text:style-name="Text_20_body"><text:span text:style-name="Strong_20_Emphasis">Kouzlo krádeže</text:span> říká: "Zbraň si vem z ruky hrdiny". Tohle kouzlo mění, jak budeš na konci kola doplňovat chybějící zbraň. Tu jednu, na kterou se vztahuje omezení pole, můžeš místo z lízací hromádky vzít z ruky hrdiny. Libovolný druh zbraně, od libovolného hrdiny.</text:p>
      <text:p text:style-name="Text_20_body">H: Ano, tím myslím na jakoukoliv vzdálenost a opravdu jakoukoliv zbraň.</text:p>
      <text:p text:style-name="Text_20_body">X: Vybíráš si kartu, nikoliv zbraň. Cílený hrdina ti ukáže pouze zadní strany karet; nemusí ti říkat, že to, co vypadá jako kladivo, je ve skutečnosti luk, ani jestli má na sobě kouzlo.</text:p>
      <text:p text:style-name="Text_20_body"><text:span text:style-name="Strong_20_Emphasis">Kouzlo letu</text:span> říká: "Přejdi přes pohoří". Tohle kouzlo mění, jak můžeš chodit po mapě. Pro tento jeden útok zbraní můžeš ignorovat případný hřeben hor v cestě.</text:p>
      <text:p text:style-name="Text_20_body">X: Ale jen pro ten útok. Pro případné plnění úkolů tam už ten hřeben zase je.</text:p>
      <text:p text:style-name="Text_20_body">X: Ne, velkou skálu pořád přejít nejde.</text:p>
      <text:p text:style-name="Text_20_body">X: Samozřejmě, příšeru za těmi horami musíš umět vybranou zbraní porazit.</text:p>
      <text:h text:style-name="Heading_20_2" text:outline-level="2"/>
      <text:h text:style-name="P30" text:outline-level="2">Slovo závěrem</text:h>
      <text:p text:style-name="Text_20_body"><text:bookmark text:name="user-content-slovo-závěrem"/>Naše hra se snaží překlenout ten most mezi hráči co rádi plánují a hráči co rádi vezmou kladivo a chtějí s ním hlavně něco EPICky praštit. Ať si užijí hru všichni a vyhraje ten co je nejvíc EPIC. V této hře jde hodně plánovat a bez pochyby to má na výsledek vliv. Při míře náhody a chaosu která stoupá s každým dalším hráčem ale brzo zjistíte, že šanci vyhrát máte všichni a nemusíte se bát žádně společnosti. Tak ti hrdino přeju, ať se ti hra líbí a ať jsi dnes nejvíc EPIC právě t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11T18:41:55.963577461</meta:creation-date>
    <dc:date>2026-01-06T23:40:15.714970733</dc:date>
    <meta:editing-duration>PT1H56M59S</meta:editing-duration>
    <meta:editing-cycles>58</meta:editing-cycles>
    <meta:generator>LibreOffice/7.3.7.2$Linux_X86_64 LibreOffice_project/30$Build-2</meta:generator>
    <meta:document-statistic meta:table-count="0" meta:image-count="0" meta:object-count="0" meta:page-count="9" meta:paragraph-count="153" meta:word-count="3473" meta:character-count="19843" meta:non-whitespace-character-count="16518"/>
  </office:meta>
</office:document-meta>
</file>